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6.315cm"/>
    </style:style>
    <style:style style:name="co6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marks</text:p>
          </table:table-cell>
          <table:table-cell table:number-columns-repeated="16378"/>
        </table:table-row>
      </table:table>
      <table:table table:name="checklist_template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relationship</text:p>
          </table:table-cell>
          <table:table-cell table:style-name="ce3" office:value-type="string" calcext:value-type="string">
            <text:p>remarks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ecklist_items</text:p>
          </table:table-cell>
          <table:table-cell office:value-type="string" calcext:value-type="string">
            <text:p>array</text:p>
          </table:table-cell>
          <table:table-cell table:number-columns-repeated="3"/>
          <table:table-cell office:value-type="string" calcext:value-type="string">
            <text:p>array of objects from master_checlist_item</text:p>
          </table:table-cell>
          <table:table-cell table:number-columns-repeated="16378"/>
        </table:table-row>
      </table:table>
      <table:table table:name="checklis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relationship</text:p>
          </table:table-cell>
          <table:table-cell table:style-name="ce3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list_items</text:p>
          </table:table-cell>
          <table:table-cell office:value-type="string" calcext:value-type="string">
            <text:p>array</text:p>
          </table:table-cell>
          <table:table-cell table:number-columns-repeated="3"/>
          <table:table-cell office:value-type="string" calcext:value-type="string">
            <text:p>array of objects from master_checklist_item</text:p>
          </table:table-cell>
        </table:table-row>
      </table:table>
      <table:table table:name="master_checklist_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relationship</text:p>
          </table:table-cell>
          <table:table-cell table:style-name="ce3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, pk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con name base on materialcommunit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 of the item to check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um; bool,string, number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</table:table>
      <table:table table:name="config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relationship</text:p>
          </table:table-cell>
          <table:table-cell table:style-name="ce3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son wrapped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-00-0000</text:date>, <text:time style:data-style-name="N2" text:time-value="13:43:01.749683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38:33.865695945</meta:creation-date>
    <meta:generator>LibreOffice/7.6.2.1$MacOSX_X86_64 LibreOffice_project/56f7684011345957bbf33a7ee678afaf4d2ba333</meta:generator>
    <dc:date>2024-03-12T00:51:28.774478289</dc:date>
    <meta:editing-duration>PT11H45M26S</meta:editing-duration>
    <meta:editing-cycles>4</meta:editing-cycles>
    <meta:document-statistic meta:table-count="5" meta:cell-count="118" meta:object-count="0"/>
  </office:meta>
</office:document-meta>
</file>